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25625cm" style:use-optimal-column-width="true"/>
    </style:style>
    <style:style style:name="co3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Q</text:p>
          </table:table-cell>
          <table:table-cell office:value-type="float" office:value="0.89442719099991586" table:formula="of:=2/SQRT(5)" table:style-name="ce1">
            <text:p>0,894427191</text:p>
          </table:table-cell>
          <table:table-cell office:value-type="float" office:value="-0.18257418583505536" table:formula="of:=-1/SQRT(30)" table:style-name="ce1">
            <text:p>-0,182574186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0.44721359549995793" table:formula="of:=1/SQRT(5)" table:style-name="ce1">
            <text:p>0,447213595</text:p>
          </table:table-cell>
          <table:table-cell office:value-type="float" office:value="0.36514837167011072" table:formula="of:=2/SQRT(30)" table:style-name="ce1">
            <text:p>0,365148372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9128709291752769" table:formula="of:=5/SQRT(30)" table:style-name="ce1">
            <text:p>0,912870929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</text:p>
          </table:table-cell>
          <table:table-cell office:value-type="float" office:value="2.2360679774997898" table:formula="of:=5/SQRT(5)" table:style-name="ce1">
            <text:p>2,236067977</text:p>
          </table:table-cell>
          <table:table-cell office:value-type="float" office:value="0.44721359549995793" table:formula="of:=1/SQRT(5)" table:style-name="ce1">
            <text:p>0,447213595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.1908902300206643" table:formula="of:=12/SQRT(30)" table:style-name="ce1">
            <text:p>2,19089023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MSI</meta:initial-creator>
    <dc:creator>MSI</dc:creator>
    <meta:creation-date>2022-04-21T13:38:47Z</meta:creation-date>
    <dc:date>2022-05-09T12:15:21Z</dc:date>
  </office:meta>
</office:document-meta>
</file>